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2ED56D1E.png" manifest:media-type="image/png"/>
  <manifest:file-entry manifest:full-path="Object 3/Pictures/100000000000000800000008EF35E54B.png" manifest:media-type="image/png"/>
  <manifest:file-entry manifest:full-path="Object 3/Pictures/100000000000000800000008880EC544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7283in" svg:y="1.0957in">
            <draw:object draw:notify-on-update-of-ranges="Sheet1.E11:Sheet1.E13 Sheet1.D11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4.1087in" svg:y="2.7504in">
            <draw:object draw:notify-on-update-of-ranges="Sheet1.D11:Sheet1.D13 Sheet1.E11:Sheet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ocular</text:p>
          </table:table-cell>
          <table:table-cell table:style-name="ce1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tijocular</text:p>
          </table:table-cell>
          <table:table-cell table:style-name="ce1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her</text:p>
          </table:table-cell>
          <table:table-cell table:style-name="ce1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4"/>
          <table:table-cell table:style-name="ce1"/>
        </table:table-row>
      </table:table>
      <table:table table:name="Sheet2" table:style-name="ta1">
        <table:shapes>
          <draw:frame draw:z-index="0" draw:style-name="gr1" draw:text-style-name="P1" svg:width="5.0516in" svg:height="3.5453in" svg:x="6.363in" svg:y="2.1854in">
            <draw:object draw:notify-on-update-of-ranges="Sheet2.F13:Sheet2.F13 Sheet2.F14:Sheet2.F14 Sheet2.D13:Sheet2.D13 Sheet2.D14:Sheet2.D14 Sheet2.E13:Sheet2.E13 Sheet2.E14:Sheet2.E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cula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tijocular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tijocular</text:p>
          </table:table-cell>
          <table:table-cell office:value-type="string" calcext:value-type="string">
            <text:p>jocula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7:37:28.792773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1:18:31.274589443</meta:creation-date>
    <dc:date>2025-01-23T21:03:32.582852131</dc:date>
    <meta:editing-duration>PT3H30M6S</meta:editing-duration>
    <meta:editing-cycles>3</meta:editing-cycles>
    <meta:generator>LibreOffice/24.8.4.2$Linux_X86_64 LibreOffice_project/480$Build-2</meta:generator>
    <meta:document-statistic meta:table-count="2" meta:cell-count="1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legend chart:legend-position="end" svg:x="13.716cm" svg:y="3.952cm" style:legend-expansion="high" chart:style-name="ch2"/>
        <chart:plot-area chart:style-name="ch3" table:cell-range-address="Sheet1.D11:Sheet1.E13" svg:x="0.32cm" svg:y="0.18cm" svg:width="13.07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851cm" svg:y="0.18cm" svg:width="12.456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E11:Sheet1.E13" chart:class="chart:bar">
            <chart:data-point chart:repeated="3"/>
          </chart:series>
          <chart:series chart:style-name="ch9" chart:values-cell-range-address="Sheet1.D11:Sheet1.D1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E11:Sheet1.E13</svg:desc>
                </draw:g>
              </table:table-cell>
              <table:table-cell office:value-type="float" office:value="NaN">
                <text:p>NaN</text:p>
                <draw:g>
                  <svg:desc>Sheet1.D11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percentage="true" chart:solid-type="cylinder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3cm" svg:y="4.203cm" style:legend-expansion="high" chart:style-name="ch2"/>
        <chart:plot-area chart:style-name="ch3" table:cell-range-address="Sheet1.D11:Sheet1.E13" chart:data-source-has-labels="column" svg:x="0.319cm" svg:y="0.18cm" svg:width="13.095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168cm" svg:y="0.18cm" svg:width="11.216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D11:Sheet1.D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E11:Sheet1.E1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jocular</text:p>
                <draw:g>
                  <svg:desc>Sheet1.D11:Sheet1.D13</svg:desc>
                </draw:g>
              </table:table-cell>
              <table:table-cell office:value-type="float" office:value="0.3">
                <text:p>0.3</text:p>
                <draw:g>
                  <svg:desc>Sheet1.E11:Sheet1.E13</svg:desc>
                </draw:g>
              </table:table-cell>
            </table:table-row>
            <table:table-row>
              <table:table-cell office:value-type="string">
                <text:p>antijocular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Outfit Thin'" style:font-style-name="Regular" fo:font-size="16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Outfit Thin'" style:font-style-name="Regular"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bitmap" draw:fill-color="#f9ad58" draw:fill-image-name="ChartBitmap_20_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963328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ff8000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32cm" svg:height="9.006cm" xlink:href=".." xlink:type="simple" chart:class="chart:bar" chart:column-mapping="2 0 1" chart:style-name="ch1">
        <chart:legend chart:legend-position="end" svg:x="9.149cm" svg:y="3.245cm" style:legend-expansion="high" chart:style-name="ch2"/>
        <chart:plot-area chart:style-name="ch3" table:cell-range-address="Sheet2.D13:Sheet2.F14" chart:data-source-has-labels="row" svg:x="0.256cm" svg:y="0.18cm" svg:width="8.637cm" svg:height="8.646cm">
          <chart:coordinate-region svg:x="1.489cm" svg:y="0.445cm" svg:width="7.404cm" svg:height="8.1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14:Sheet2.F14" chart:label-cell-address="Sheet2.F13:Sheet2.F13" chart:class="chart:bar">
            <chart:data-point/>
          </chart:series>
          <chart:series chart:style-name="ch8" chart:values-cell-range-address="Sheet2.D14:Sheet2.D14" chart:label-cell-address="Sheet2.D13:Sheet2.D13" chart:class="chart:bar">
            <chart:data-point/>
          </chart:series>
          <chart:series chart:style-name="ch9" chart:values-cell-range-address="Sheet2.E14:Sheet2.E14" chart:label-cell-address="Sheet2.E13:Sheet2.E13" chart:class="chart:bar"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</text:p>
                <draw:g>
                  <svg:desc>Sheet2.F13:Sheet2.F13</svg:desc>
                </draw:g>
              </table:table-cell>
              <table:table-cell office:value-type="string">
                <text:p>antijocular</text:p>
                <draw:g>
                  <svg:desc>Sheet2.D13:Sheet2.D13</svg:desc>
                </draw:g>
              </table:table-cell>
              <table:table-cell office:value-type="string">
                <text:p>jocular</text:p>
                <draw:g>
                  <svg:desc>Sheet2.E13:Sheet2.E1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">
                <text:p>30</text:p>
                <draw:g>
                  <svg:desc>Sheet2.F14:Sheet2.F14</svg:desc>
                </draw:g>
              </table:table-cell>
              <table:table-cell office:value-type="float" office:value="30">
                <text:p>30</text:p>
                <draw:g>
                  <svg:desc>Sheet2.D14:Sheet2.D14</svg:desc>
                </draw:g>
              </table:table-cell>
              <table:table-cell office:value-type="float" office:value="40">
                <text:p>40</text:p>
                <draw:g>
                  <svg:desc>Sheet2.E14:Sheet2.E1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880EC544.png" xlink:type="simple" xlink:show="embed" xlink:actuate="onLoad"/>
    <draw:fill-image draw:name="ChartBitmap_20_2" draw:display-name="ChartBitmap 2" xlink:href="Pictures/100000000000000800000008880EC544.png" xlink:type="simple" xlink:show="embed" xlink:actuate="onLoad"/>
    <draw:fill-image draw:name="ChartBitmap_20_3" draw:display-name="ChartBitmap 3" xlink:href="Pictures/100000000000000800000008EF35E54B.png" xlink:type="simple" xlink:show="embed" xlink:actuate="onLoad"/>
    <draw:fill-image draw:name="ChartBitmap_20_4" draw:display-name="ChartBitmap 4" xlink:href="Pictures/1000000000000008000000082ED56D1E.png" xlink:type="simple" xlink:show="embed" xlink:actuate="onLoad"/>
  </office:styles>
</office:document-styles>
</file>